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2c7b94" style:font-weight-asian="bold" style:font-weight-complex="bold"/>
    </style:style>
    <style:style style:name="P3" style:family="paragraph" style:parent-style-name="Standard">
      <style:text-properties fo:font-weight="bold" officeooo:paragraph-rsid="002ffc88" style:font-weight-asian="bold" style:font-weight-complex="bold"/>
    </style:style>
    <style:style style:name="P4" style:family="paragraph" style:parent-style-name="Standard">
      <style:text-properties fo:font-weight="bold" officeooo:paragraph-rsid="0033c74d" style:font-weight-asian="bold" style:font-weight-complex="bold"/>
    </style:style>
    <style:style style:name="P5" style:family="paragraph" style:parent-style-name="Standard">
      <style:text-properties fo:font-weight="bold" officeooo:paragraph-rsid="00365da9" style:font-weight-asian="bold" style:font-weight-complex="bold"/>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style:font-name="Liberation Serif"/>
    </style:style>
    <style:style style:name="P10" style:family="paragraph" style:parent-style-name="Standard">
      <style:text-properties style:font-name="Liberation Serif" style:text-underline-style="solid" style:text-underline-width="auto" style:text-underline-color="font-color"/>
    </style:style>
    <style:style style:name="P11" style:family="paragraph" style:parent-style-name="Standard">
      <style:text-properties style:font-name="Liberation Serif" style:text-underline-style="solid" style:text-underline-width="auto" style:text-underline-color="font-color" officeooo:paragraph-rsid="002173ca"/>
    </style:style>
    <style:style style:name="P12" style:family="paragraph" style:parent-style-name="Standard">
      <style:text-properties style:font-name="Liberation Serif" fo:font-weight="bold" style:font-weight-asian="bold" style:font-weight-complex="bold"/>
    </style:style>
    <style:style style:name="P13" style:family="paragraph" style:parent-style-name="Standard">
      <style:text-properties style:font-name="Liberation Serif" fo:font-weight="normal" style:font-weight-asian="normal" style:font-weight-complex="normal"/>
    </style:style>
    <style:style style:name="P14" style:family="paragraph" style:parent-style-name="Standard">
      <style:text-properties style:font-name="Liberation Serif" fo:font-weight="normal" officeooo:paragraph-rsid="00383cb4" style:font-weight-asian="normal" style:font-weight-complex="normal"/>
    </style:style>
    <style:style style:name="P15" style:family="paragraph" style:parent-style-name="Standard">
      <style:text-properties style:font-name="Liberation Serif" officeooo:paragraph-rsid="00232d9e"/>
    </style:style>
    <style:style style:name="P16" style:family="paragraph" style:parent-style-name="Standard">
      <style:text-properties style:font-name="Liberation Serif" fo:font-style="normal" style:text-underline-style="none" officeooo:paragraph-rsid="00383926" style:font-style-asian="normal" style:font-style-complex="normal"/>
    </style:style>
    <style:style style:name="P17" style:family="paragraph" style:parent-style-name="Standard">
      <style:text-properties style:font-name="Liberation Serif" fo:font-style="normal" style:text-underline-style="none" officeooo:paragraph-rsid="00383cb4" style:font-style-asian="normal" style:font-style-complex="normal"/>
    </style:style>
    <style:style style:name="P18" style:family="paragraph" style:parent-style-name="Standard">
      <style:text-properties style:font-name="Liberation Serif" officeooo:paragraph-rsid="00383926"/>
    </style:style>
    <style:style style:name="P19" style:family="paragraph" style:parent-style-name="Standard">
      <style:text-properties style:font-name="Liberation Serif" officeooo:paragraph-rsid="003f792e"/>
    </style:style>
    <style:style style:name="P20" style:family="paragraph" style:parent-style-name="Standard">
      <style:text-properties fo:color="#000000" style:font-name="Liberation Serif" fo:font-size="12pt" style:text-underline-style="solid" style:text-underline-width="auto" style:text-underline-color="font-color" style:font-size-asian="12pt"/>
    </style:style>
    <style:style style:name="P21" style:family="paragraph" style:parent-style-name="Standard">
      <style:text-properties fo:color="#000000" style:font-name="Liberation Serif" fo:font-size="12pt" style:text-underline-style="solid" style:text-underline-width="auto" style:text-underline-color="font-color" officeooo:paragraph-rsid="002173ca" style:font-size-asian="12pt"/>
    </style:style>
    <style:style style:name="P22" style:family="paragraph" style:parent-style-name="Standard">
      <style:text-properties officeooo:rsid="001e82af" officeooo:paragraph-rsid="00383926"/>
    </style:style>
    <style:style style:name="P23" style:family="paragraph" style:parent-style-name="Standard">
      <style:text-properties officeooo:paragraph-rsid="002173ca"/>
    </style:style>
    <style:style style:name="P24" style:family="paragraph" style:parent-style-name="Standard">
      <style:text-properties fo:color="#228b22" style:font-name="Liberation Serif" fo:font-size="12pt" style:font-size-asian="12pt"/>
    </style:style>
    <style:style style:name="P25" style:family="paragraph" style:parent-style-name="Standard">
      <style:text-properties officeooo:paragraph-rsid="00266f79"/>
    </style:style>
    <style:style style:name="P26" style:family="paragraph" style:parent-style-name="Standard">
      <style:text-properties officeooo:paragraph-rsid="0026fed8"/>
    </style:style>
    <style:style style:name="P27" style:family="paragraph" style:parent-style-name="Standard">
      <style:text-properties officeooo:paragraph-rsid="002c7b94"/>
    </style:style>
    <style:style style:name="P28" style:family="paragraph" style:parent-style-name="Standard">
      <style:text-properties officeooo:rsid="002e2a04" officeooo:paragraph-rsid="002e2a04"/>
    </style:style>
    <style:style style:name="P29" style:family="paragraph" style:parent-style-name="Standard">
      <style:text-properties officeooo:rsid="00310e1e" officeooo:paragraph-rsid="00310e1e"/>
    </style:style>
    <style:style style:name="P30" style:family="paragraph" style:parent-style-name="Standard">
      <style:text-properties officeooo:paragraph-rsid="003221f4"/>
    </style:style>
    <style:style style:name="P31" style:family="paragraph" style:parent-style-name="Standard">
      <style:text-properties officeooo:paragraph-rsid="0034b462"/>
    </style:style>
    <style:style style:name="P32" style:family="paragraph" style:parent-style-name="Standard">
      <style:text-properties officeooo:paragraph-rsid="003bc10a"/>
    </style:style>
    <style:style style:name="P33" style:family="paragraph" style:parent-style-name="Standard">
      <style:text-properties officeooo:paragraph-rsid="003cbe5a"/>
    </style:style>
    <style:style style:name="P34" style:family="paragraph" style:parent-style-name="Standard">
      <style:text-properties officeooo:rsid="003ff071" officeooo:paragraph-rsid="003ff071"/>
    </style:style>
    <style:style style:name="P35" style:family="paragraph" style:parent-style-name="Standard" style:list-style-name="L1"/>
    <style:style style:name="P36" style:family="paragraph" style:parent-style-name="Standard" style:list-style-name="L1">
      <style:text-properties style:font-name="Liberation Serif"/>
    </style:style>
    <style:style style:name="P37" style:family="paragraph" style:parent-style-name="Standard">
      <style:text-properties officeooo:paragraph-rsid="004099a3"/>
    </style:style>
    <style:style style:name="T1" style:family="text">
      <style:text-properties fo:font-weight="bold" style:font-weight-asian="bold" style:font-weight-complex="bold"/>
    </style:style>
    <style:style style:name="T2" style:family="text">
      <style:text-properties fo:font-weight="bold" officeooo:rsid="002e2a04" style:font-weight-asian="bold" style:font-weight-complex="bold"/>
    </style:style>
    <style:style style:name="T3" style:family="text">
      <style:text-properties fo:font-weight="bold" officeooo:rsid="002ffc8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66f79" style:font-weight-asian="normal" style:font-weight-complex="normal"/>
    </style:style>
    <style:style style:name="T6" style:family="text">
      <style:text-properties fo:color="#000000" fo:font-size="12pt" style:text-underline-style="solid" style:text-underline-width="auto" style:text-underline-color="font-color" style:font-size-asian="12pt"/>
    </style:style>
    <style:style style:name="T7" style:family="text">
      <style:text-properties fo:color="#000000" fo:font-size="12pt" style:text-underline-style="solid" style:text-underline-width="auto" style:text-underline-color="font-color" officeooo:rsid="002598fc" style:font-size-asian="12pt"/>
    </style:style>
    <style:style style:name="T8" style:family="text">
      <style:text-properties fo:color="#a020f0" style:font-name="Liberation Serif" fo:font-size="12pt" style:font-size-asian="12pt"/>
    </style:style>
    <style:style style:name="T9" style:family="text">
      <style:text-properties style:text-underline-style="solid" style:text-underline-width="auto" style:text-underline-color="font-color"/>
    </style:style>
    <style:style style:name="T10" style:family="text">
      <style:text-properties style:font-name="Liberation Serif"/>
    </style:style>
    <style:style style:name="T11" style:family="text">
      <style:text-properties style:font-name="Liberation Serif" style:text-underline-style="none"/>
    </style:style>
    <style:style style:name="T12" style:family="text">
      <style:text-properties style:font-name="Liberation Serif" style:text-underline-style="none" officeooo:rsid="001b8c5d"/>
    </style:style>
    <style:style style:name="T13" style:family="text">
      <style:text-properties style:font-name="Liberation Serif" style:text-underline-style="none" officeooo:rsid="001e82af"/>
    </style:style>
    <style:style style:name="T14" style:family="text">
      <style:text-properties style:font-name="Liberation Serif" style:text-underline-style="none" officeooo:rsid="001fbbfb"/>
    </style:style>
    <style:style style:name="T15" style:family="text">
      <style:text-properties style:font-name="Liberation Serif" style:text-underline-style="none" officeooo:rsid="00365da9"/>
    </style:style>
    <style:style style:name="T16" style:family="text">
      <style:text-properties style:font-name="Liberation Serif" style:text-underline-style="none" officeooo:rsid="00383926"/>
    </style:style>
    <style:style style:name="T17" style:family="text">
      <style:text-properties style:font-name="Liberation Serif" style:text-underline-style="solid" style:text-underline-width="auto" style:text-underline-color="font-color"/>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fo:font-weight="normal" style:font-size-asian="12pt" style:font-weight-asian="normal" style:font-size-complex="12pt" style:font-weight-complex="normal"/>
    </style:style>
    <style:style style:name="T20" style:family="text">
      <style:text-properties style:font-name="Liberation Serif" fo:font-size="12pt" fo:font-weight="normal" officeooo:rsid="003cbe5a" style:font-size-asian="12pt" style:font-weight-asian="normal" style:font-size-complex="12pt" style:font-weight-complex="normal"/>
    </style:style>
    <style:style style:name="T21" style:family="text">
      <style:text-properties style:font-name="Liberation Serif" style:text-underline-style="solid" style:text-underline-type="double" style:text-underline-width="auto" style:text-underline-color="font-color"/>
    </style:style>
    <style:style style:name="T22" style:family="text">
      <style:text-properties style:font-name="Liberation Serif" fo:font-weight="normal" style:font-weight-asian="normal" style:font-weight-complex="normal"/>
    </style:style>
    <style:style style:name="T23" style:family="text">
      <style:text-properties officeooo:rsid="001b8c5d"/>
    </style:style>
    <style:style style:name="T24" style:family="text">
      <style:text-properties officeooo:rsid="00232563"/>
    </style:style>
    <style:style style:name="T25" style:family="text">
      <style:text-properties officeooo:rsid="0024f626"/>
    </style:style>
    <style:style style:name="T26" style:family="text">
      <style:text-properties officeooo:rsid="0025b699"/>
    </style:style>
    <style:style style:name="T27" style:family="text">
      <style:text-properties officeooo:rsid="00277fd4"/>
    </style:style>
    <style:style style:name="T28" style:family="text">
      <style:text-properties officeooo:rsid="0028f179"/>
    </style:style>
    <style:style style:name="T29" style:family="text">
      <style:text-properties officeooo:rsid="00290bdd"/>
    </style:style>
    <style:style style:name="T30" style:family="text">
      <style:text-properties officeooo:rsid="002b89ed"/>
    </style:style>
    <style:style style:name="T31" style:family="text">
      <style:text-properties officeooo:rsid="002e2a04"/>
    </style:style>
    <style:style style:name="T32" style:family="text">
      <style:text-properties officeooo:rsid="002ffc88"/>
    </style:style>
    <style:style style:name="T33" style:family="text">
      <style:text-properties officeooo:rsid="003221f4"/>
    </style:style>
    <style:style style:name="T34" style:family="text">
      <style:text-properties officeooo:rsid="0033c74d"/>
    </style:style>
    <style:style style:name="T35" style:family="text">
      <style:text-properties officeooo:rsid="0034b462"/>
    </style:style>
    <style:style style:name="T36" style:family="text">
      <style:text-properties officeooo:rsid="00357c96"/>
    </style:style>
    <style:style style:name="T37" style:family="text">
      <style:text-properties officeooo:rsid="00365da9"/>
    </style:style>
    <style:style style:name="T38" style:family="text">
      <style:text-properties style:use-window-font-color="true" style:font-name="Liberation Serif"/>
    </style:style>
    <style:style style:name="T39" style:family="text">
      <style:text-properties style:use-window-font-color="true" style:font-name="Liberation Serif" officeooo:rsid="00365da9"/>
    </style:style>
    <style:style style:name="T40" style:family="text">
      <style:text-properties style:use-window-font-color="true" style:font-name="Liberation Serif" fo:font-size="12pt" style:font-size-asian="12pt"/>
    </style:style>
    <style:style style:name="T41" style:family="text">
      <style:text-properties style:use-window-font-color="true" style:font-name="Liberation Serif" fo:font-size="12pt" officeooo:rsid="00365da9" style:font-size-asian="12pt"/>
    </style:style>
    <style:style style:name="T42" style:family="text">
      <style:text-properties officeooo:rsid="00383926"/>
    </style:style>
    <style:style style:name="T43" style:family="text">
      <style:text-properties officeooo:rsid="00383cb4"/>
    </style:style>
    <style:style style:name="T44" style:family="text">
      <style:text-properties officeooo:rsid="0038a909"/>
    </style:style>
    <style:style style:name="T45" style:family="text">
      <style:text-properties officeooo:rsid="0038abca"/>
    </style:style>
    <style:style style:name="T46" style:family="text">
      <style:text-properties officeooo:rsid="0039ad1d"/>
    </style:style>
    <style:style style:name="T47" style:family="text">
      <style:text-properties officeooo:rsid="003a4565"/>
    </style:style>
    <style:style style:name="T48" style:family="text">
      <style:text-properties fo:font-size="10pt"/>
    </style:style>
    <style:style style:name="T49" style:family="text">
      <style:text-properties fo:font-size="12pt" style:font-size-asian="12pt" style:font-size-complex="12pt"/>
    </style:style>
    <style:style style:name="T50" style:family="text">
      <style:text-properties fo:font-size="12pt" officeooo:rsid="003cbe5a" style:font-size-asian="12pt" style:font-size-complex="12pt"/>
    </style:style>
    <style:style style:name="T51" style:family="text">
      <style:text-properties fo:font-size="12pt" officeooo:rsid="003dce34" style:font-size-asian="12pt" style:font-size-complex="12pt"/>
    </style:style>
    <style:style style:name="T52" style:family="text">
      <style:text-properties officeooo:rsid="003f792e"/>
    </style:style>
    <style:style style:name="T53" style:family="text">
      <style:text-properties officeooo:rsid="004099a3"/>
    </style:style>
    <text:list-style style:name="L1">
      <text:list-level-style-bullet text:level="1"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1. Compile QHG</text:p>
      <text:p text:style-name="Standard"/>
      <text:p text:style-name="Standard">To compile QHG, please preinstall following packages. The packages' names correspond to the packages installed in Ubuntu 14.04, and may deviate for other systems. <text:s/></text:p>
      <text:p text:style-name="Standard"><text:s text:c="4"/></text:p>
      <text:p text:style-name="Standard"><text:s text:c="4"/>zlib1g-dev</text:p>
      <text:p text:style-name="Standard"><text:s text:c="4"/></text:p>
      <text:p text:style-name="Standard"><text:s text:c="4"/>libhdf5-7</text:p>
      <text:p text:style-name="Standard"><text:s text:c="4"/>libhdf5-*-7</text:p>
      <text:p text:style-name="Standard"><text:s text:c="4"/>libhdf5-*-dev</text:p>
      <text:p text:style-name="Standard"><text:s text:c="4"/>hdf5-tools</text:p>
      <text:p text:style-name="Standard"><text:s text:c="4"/>hdfview </text:p>
      <text:p text:style-name="Standard"/>
      <text:p text:style-name="Standard"><text:s text:c="4"/>openssl </text:p>
      <text:p text:style-name="Standard"><text:s text:c="4"/>libssl-dev</text:p>
      <text:p text:style-name="Standard"><text:s text:c="4"/>libpng-dev</text:p>
      <text:p text:style-name="Standard"><text:s text:c="4"/>valgrind </text:p>
      <text:p text:style-name="Standard"/>
      <text:p text:style-name="Standard">Then, you might need to export the environmental variable GCC, which is used in Makefiles of QHG3, as G++ compiler: </text:p>
      <text:p text:style-name="Standard"/>
      <text:p text:style-name="P1">export GCC=g++ </text:p>
      <text:p text:style-name="Standard"><text:s/></text:p>
      <text:p text:style-name="Standard">To compile QHG, first go to the QHG3 folder and run make:</text:p>
      <text:p text:style-name="Standard"/>
      <text:p text:style-name="P1">make new</text:p>
      <text:p text:style-name="Standard"/>
      <text:p text:style-name="Standard">Then, change to the subfolder named app in the QHG3 folder and run make again as <text:s/></text:p>
      <text:p text:style-name="Standard"/>
      <text:p text:style-name="P1">make SimTestOMPA </text:p>
      <text:p text:style-name="Standard"/>
      <text:p text:style-name="P27">SimTestOMPA is the name of the executable. <text:s/>With SimTestOMPA you can run the QHG program using openMP parallelization. </text:p>
      <text:p text:style-name="P27"/>
      <text:p text:style-name="P27">to learn about the executable you can run <text:s/></text:p>
      <text:p text:style-name="P2">./SimTestOMPA </text:p>
      <text:p text:style-name="P27"/>
      <text:p text:style-name="P27">and will see the list of all parameters that you can pass to the executable. To retrieve information about a certain topic, i.e., type of parameters, you can type in the terminal </text:p>
      <text:p text:style-name="P2">./SimTestOMPA –help=&lt;topic&gt;</text:p>
      <text:p text:style-name="P27"/>
      <text:p text:style-name="P27">for example </text:p>
      <text:p text:style-name="P2"><text:s/>./SimTestOMPA --help=geo</text:p>
      <text:p text:style-name="P27">will you provide the information about <text:span text:style-name="T1">geo</text:span> tag, i.e., geo parameter. </text:p>
      <text:p text:style-name="P27"/>
      <text:p text:style-name="P27">After the compilation, you can find a file named “AGENT_CLASS_SUMMARY.txt” in the app subfolder. This files lists all <text:span text:style-name="T31">classes of agents</text:span> used in the QHG. For the simulations presented in the manuscript you will ne<text:span text:style-name="T31">ed AltMover</text:span>FKPop class (<text:span text:style-name="T31">world simulations</text:span>), <text:span text:style-name="T31">and FK1DPop, FKPop (simulations on the rectangular grid)</text:span>.</text:p>
      <text:p text:style-name="Standard"><text:soft-page-break/></text:p>
      <text:p text:style-name="P28">CLASS AltMoverFKPop : ClassID 103 </text:p>
      <text:p text:style-name="P28">…...</text:p>
      <text:p text:style-name="P28">CLASS FK1DPop : ClassID 111 </text:p>
      <text:p text:style-name="P28">CLASS FKPop : ClassID 112</text:p>
      <text:p text:style-name="Standard"/>
      <text:p text:style-name="Standard"/>
      <text:p text:style-name="P6">2. Run QHG (simulations on the world map)</text:p>
      <text:p text:style-name="Standard"/>
      <text:p text:style-name="Standard">Here is an example of executing of QHG <text:s/>(executable SimTestOMPA is placed in the folder my_simulation)</text:p>
      <text:p text:style-name="Standard"/>
      <text:p text:style-name="P7">- - - - - <text:s text:c="4"/>Example 1 - - - <text:s/>- </text:p>
      <text:p text:style-name="Standard"/>
      <text:p text:style-name="P4">./SimTestOMPA -n 200 --grid=world_map/lr/world_0kya.qdf <text:s/>--pops=population_files/clsAltMoverFKPop.<text:span text:style-name="T31">def</text:span>:population_files/<text:span text:style-name="T32">Data_StartCanada_K307</text:span>.txt <text:s/>--events='write|stats<text:span text:style-name="T34">|</text:span>pop:ExampleMove@50' --output-dir=example_<text:span text:style-name="T34">world_simulation</text:span></text:p>
      <text:p text:style-name="Standard"/>
      <text:p text:style-name="Standard"><text:s/>- - - - - - - - - - - - - - - - - - - – - -</text:p>
      <text:p text:style-name="P34">Note, that to run this example, you have to unzip the files in the folder lr first.</text:p>
      <text:p text:style-name="Standard"/>
      <text:p text:style-name="P31">Below, different parameters of Example 1 are explained more in detail.</text:p>
      <text:p text:style-name="P31"><text:s/></text:p>
      <text:p text:style-name="P8"><text:span text:style-name="T1">-n 200</text:span> <text:s/>: -n stets the number of time step<text:span text:style-name="T35">s</text:span> in the simulation. Here, the simulations lasts 200 time steps. </text:p>
      <text:p text:style-name="Standard"/>
      <text:p text:style-name="P1">--grid=world_map/lr/world_0kya.qdf</text:p>
      <text:p text:style-name="P37"><text:s text:c="2"/>The grid file used for this run is named “world_0kya.qdf”. The file is stored in the folder world_map, subfolder lr. The folder world_map contains <text:span text:style-name="T53">the </text:span>subfolders lr, <text:span text:style-name="T53">which</text:span> contain<text:span text:style-name="T53">s</text:span> map of the globe with low spatial resolution. Low resolution corresponds to the spatial interval of approximately 60 km between two grid cells. <text:span text:style-name="T53">(Maps with high spatial resolution, i.e., Delta x ~ 30 km, were too large to upload to git hub, and are available from the authors on request).</text:span> <text:s/>One can open and look at a world*.qdf file with the utile named hdfview which was installed previously in step 1. </text:p>
      <text:p text:style-name="Standard"/>
      <text:p text:style-name="Standard">Each world file contains:</text:p>
      <text:list xml:id="list4130425152614588782" text:style-name="L1">
        <text:list-item>
          <text:p text:style-name="P35">Grid information , i.e., IDs of the cells and the IDs of the cells neighbors</text:p>
        </text:list-item>
        <text:list-item>
          <text:p text:style-name="P35">Geography, i.e., Altitude of each cell, Area, Distances between cells, IceCover of each cell. Latitude of each cell, Longitude of each cell. </text:p>
        </text:list-item>
        <text:list-item>
          <text:p text:style-name="P35">Climate Data (are not needed for the simulations presented in the manuscript)</text:p>
        </text:list-item>
      </text:list>
      <text:p text:style-name="Standard"/>
      <text:p text:style-name="Standard">Different naming of the maps corresponds to different time points in the history, i.e., IceCover and Altitude (leading to different see levels), at different time points. A file named world_Xkya.qdf includes the world map at X*1000 years before present. For example, the files world_0.5kya.qdf and world_1kya.qdf include maps at 500 years before present and 1000 years before present, respectively. The file world_0kya.qdf includes the world map at the present time.</text:p>
      <text:p text:style-name="Standard"/>
      <text:p text:style-name="P3">--pops=population_files/clsAltMoverFKPop.def:population_files/<text:span text:style-name="T32">Data_StartCanada_K307</text:span>.txt</text:p>
      <text:p text:style-name="Standard"><text:s/></text:p>
      <text:p text:style-name="Standard"><text:s text:c="2"/>First, <text:s/>let us consider <text:s/><text:span text:style-name="T4">population_files/clsAltMoverFKPop.def . </text:span></text:p>
      <text:p text:style-name="P25"><text:soft-page-break/><text:span text:style-name="T4">The text file named clsAltMoverFKPop.def (placed in the subfolder population_files) defines agent class used in the current simulation, </text:span><text:span text:style-name="T5">i.e., AltMoverFKPop</text:span><text:span text:style-name="T4">, parameters of movement (probability of movement, i.e., Pmove) and </text:span><text:span text:style-name="T5">parameters of </text:span><text:span text:style-name="T4">growth (b0, d0, theta, K).</text:span></text:p>
      <text:p text:style-name="Standard"/>
      <text:p text:style-name="Standard">The used agent class (AltMoverFKPop) is written in the header of the file <text:s/><text:span text:style-name="T4">clsAltMoverFKPop.def . </text:span></text:p>
      <text:p text:style-name="Standard"/>
      <text:p text:style-name="Standard">CLASS AltMoverFKPop </text:p>
      <text:p text:style-name="Standard">SPECIES 1 AltMoverFK </text:p>
      <text:p text:style-name="Standard">SENSING 1 </text:p>
      <text:p text:style-name="Standard"/>
      <text:p text:style-name="Standard">The applied parameters correspond to parameter set nr. 1 given in table 4. </text:p>
      <text:p text:style-name="Standard"/>
      <text:p text:style-name="Standard">WeightedMoveProb = 0.2 <text:s/></text:p>
      <text:p text:style-name="Standard"><text:s text:c="4"/>here WeightedMoveProb corresponds to Pmove, i.e., Pmove = 0.2 </text:p>
      <text:p text:style-name="Standard"/>
      <text:p text:style-name="P26">Verhulst_b0 = 0.06 <text:s text:c="4"/>(here Verhulst_b0 <text:s/>corresponds to b0, i.e., b0 = 0.06 /yr)</text:p>
      <text:p text:style-name="P26">Verhulst_d0 = 0.00 <text:s text:c="4"/>(here Verhulst_d0 <text:s/>corresponds to d0, i.e., d0 = 0 <text:s/>/yr)</text:p>
      <text:p text:style-name="P26">Verhulst_theta = 0.03 <text:s/>(here Verhulst_theta corresponds to theta, i.e., theta = 0.03 /yr)</text:p>
      <text:p text:style-name="P26">Verhulst_K = 307 <text:s text:c="8"/>(here Verhulst_K corresponds to K, i.e., K = 307 individuals) <text:s text:c="2"/></text:p>
      <text:p text:style-name="Standard"><text:s text:c="3"/></text:p>
      <text:p text:style-name="P26">Simulation parameter AltMovePref </text:p>
      <text:p text:style-name="P26"/>
      <text:p text:style-name="P26">AltMovePref = -0.1 0 0 1 2500 1 2500.1 0 </text:p>
      <text:p text:style-name="P26"/>
      <text:p text:style-name="P26">defines moving preference<text:span text:style-name="T36">s</text:span> in dependency of the altitude. <text:s/>Here, a sharp step function is used: The individuals do not move to the cells which altitude is -0.1m and below (below the see level),i.e., the AltMovePref to this cells is zero (second number after the equality sign). The individuals can potentially move to the cells which altitude is between <text:s/>0 m and 2500 m (the preference is 1). The individuals do not move into the cells which altitude is 2500.1 and above (the preference is 0, last number after the equality sign).</text:p>
      <text:p text:style-name="Standard"/>
      <text:p text:style-name="Standard">The class AltMoverFKPop is not affected by the priority settings: PRIO SingleEvaluator <text:s text:c="3"/>1 etc. </text:p>
      <text:p text:style-name="Standard"/>
      <text:p text:style-name="Standard">Second, let us consider </text:p>
      <text:p text:style-name="P8">:population_files/Data_StartCanada_K307.txt </text:p>
      <text:p text:style-name="P8"/>
      <text:p text:style-name="P8">The text file Data_StartCanada_K307.txt includes initial conditions about how many agents and in which cells are present at t=0. Below the header, </text:p>
      <text:p text:style-name="Standard"/>
      <text:p text:style-name="Standard"># lon lat: life id birth gender mass age </text:p>
      <text:p text:style-name="Standard"/>
      <text:p text:style-name="Standard"><text:span text:style-name="T27">e</text:span>very line corresponds to one individual. lon and lat correspond to longitude and latitude, respectively, of each individual. (Note, that longitude and latitude of a position are transformed into a cell ID.) life is the flag which provides <text:span text:style-name="T36">the</text:span> information <text:span text:style-name="T36">whether</text:span> the individual is alive (1) or dead (0). id is the unique identification number of the individual. Further parameters (birth,gender, mass, age) <text:s/>do not affect the simulations, however, some dummy values should be included in the file, <text:span text:style-name="T37">since, </text:span>otherwise <text:span text:style-name="T28">QHG</text:span> will not read <text:span text:style-name="T30">the .txt file</text:span>. </text:p>
      <text:p text:style-name="Standard">In this example, the total number of individuals is 307. All individuals are placed in a cell with (approximately) longitude = -159, latitude =64.</text:p>
      <text:p text:style-name="Standard"/>
      <text:p text:style-name="Standard"><text:soft-page-break/></text:p>
      <text:p text:style-name="P1">--events='write|stats|pop:ExampleMove@50'</text:p>
      <text:p text:style-name="Standard"/>
      <text:p text:style-name="P33">At every <text:span text:style-name="T29">50 th step of the simulation </text:span>(@<text:span text:style-name="T29">5</text:span>0), an output file that includes agents' data (pop) as well as <text:s/>stati<text:span text:style-name="T46">stics</text:span> of cells on the icosahedron <text:s/>(stats), including arrival times at each cell, is written. The output file is in the .qdf (i.e., .hdf) format and can be opened with hdfview, for example. <text:span text:style-name="T51">(</text:span><text:span text:style-name="T49">"</text:span><text:span text:style-name="T51">ExampleMove</text:span><text:span text:style-name="T49">" is the species name</text:span><text:span text:style-name="T51">.)</text:span><text:span text:style-name="T49"> </text:span></text:p>
      <text:p text:style-name="Standard"/>
      <text:p text:style-name="P5">--output-dir=example_<text:span text:style-name="T34">world_simulation</text:span></text:p>
      <text:p text:style-name="Standard">The command specifies the name of the output directory where the .qdf files will be saved.</text:p>
      <text:p text:style-name="Standard"/>
      <text:p text:style-name="P30">To see an example of a simulation that changes the maps every 500 time steps while the simulation is running <text:s/>please see <text:s/><text:span text:style-name="T33">run_different_grids_direct.sh</text:span> <text:s/>file <text:span text:style-name="T33">(folder my_simulation). In run_different_grids_direct.sh, we start the simulation 15'000 years before present. To reproduce data in table 3 (manuscript), one needs to start the simulations 18'000 years before present.</text:span></text:p>
      <text:p text:style-name="Standard"/>
      <text:p text:style-name="P29">Note, that without any specifications, QHG uses all threads available on the computer to run simulations. To specify the number of threads (e.g. 3) example 1 changes to </text:p>
      <text:p text:style-name="P29"/>
      <text:p text:style-name="P29"><text:span text:style-name="T1">OMP_NUM_THREADS=3</text:span> <text:s/><text:span text:style-name="T1">./SimTestOMPA -n 200 --grid=world_map/lr/world_0kya.qdf <text:s/>--pops=population_files/clsAltMoverFKPop.</text:span><text:span text:style-name="T2">def</text:span><text:span text:style-name="T1">:population_files/</text:span><text:span text:style-name="T3">Data_StartCanada_K307</text:span><text:span text:style-name="T1">.txt <text:s/>--events='write|pop:ExampleMove@50' --output-dir=example08.12.16_2dim_ieq_128_K50</text:span></text:p>
      <text:p text:style-name="P29"/>
      <text:p text:style-name="Standard"/>
      <text:p text:style-name="P10">3. Analysis of the simulations on the world maps (calculation of arrival times)</text:p>
      <text:p text:style-name="P9"/>
      <text:p text:style-name="P9">Some scripts <text:span text:style-name="T37">used </text:span>to estimate the arrival time are stored in the folder 'matlab_scripts', subfolder 'analysis_world_simulations'. Folder lr_scripts contains scripts for analysis of simulations on maps with low resolution (Delta x ~ 60 km). <text:s/>When analyzing a simulation with low resolution, copy all files from the folder lr_scrip<text:span text:style-name="T47">t</text:span>s to the folder that counts your results (.qdf files) .</text:p>
      <text:p text:style-name="P9"/>
      <text:p text:style-name="P32"><text:span text:style-name="T10">3.1 Run </text:span><text:span text:style-name="T21">read_qdf_write_mat_longitude_latitude.m</text:span><text:span text:style-name="T10"> script. This script reads .qdf files that include statistics of the simulation and were produced in Example 1. In particular, it reads the arrival times of the individuals at each cell and combines the cell ID with the longitude and the latitude of the cell. <text:s/></text:span><text:span text:style-name="T49">128 is the number of icosahedron subdivisions for the low resolution grid </text:span><text:span text:style-name="T18"><text:s/></text:span><text:span text:style-name="T10">(Delta x ~ 60 km). The arrival times at every cell (in the Americas), as well as its longitude, latitude, and cell ID are then saved in the </text:span><text:span text:style-name="T39">'</text:span><text:span text:style-name="T40">estimated_arrival_time.mat</text:span><text:span text:style-name="T41">'</text:span><text:span text:style-name="T10"> file.</text:span></text:p>
      <text:p text:style-name="P9"/>
      <text:p text:style-name="P24"/>
      <text:p text:style-name="P15">3.2 Now, run <text:span text:style-name="T24">read_arrival_time_longitude.m</text:span> <text:s text:c="3"/>file. This script imports 'estimated_arrival_time.mat', and finds the arrival times at the specified geographic locations. These geographic locations are given in the matrix long_lat and correspond to longitudes and latitudes of historical sites described in Table 3 (see the manuscript). <text:span text:style-name="T24">(Note, that you need to start the simulation 18000 years before present in order to match all dates). </text:span></text:p>
      <text:p text:style-name="P20"/>
      <text:p text:style-name="P20"/>
      <text:p text:style-name="P20"/>
      <text:p text:style-name="P11"><text:span text:style-name="T25">4. </text:span>Visualizing simulation data using Vis<text:span text:style-name="T23">I</text:span>t. <text:s/>(world simulations)</text:p>
      <text:p text:style-name="P11"/>
      <text:p text:style-name="P23"><text:span text:style-name="T11">It is possible to visualize simulations on world maps. To do so, first, install <text:s/>free visualization </text:span><text:soft-page-break/><text:span text:style-name="T11">software Vis</text:span><text:span text:style-name="T13">I</text:span><text:span text:style-name="T11">t (</text:span><text:a xlink:type="simple" xlink:href="https://wci.llnl.gov/simulation/computer-codes/visit"><text:span text:style-name="T17">https://wci.llnl.gov/simulation/computer-codes/visit</text:span></text:a><text:span text:style-name="T11">) . (The version 2.7.3 was tested). Then, go to subfolder </text:span><text:span text:style-name="T12">V</text:span><text:span text:style-name="T11">is</text:span><text:span text:style-name="T12">I</text:span><text:span text:style-name="T11">t_plugin (in the QHG3 folder) and follow instructions </text:span><text:span text:style-name="T15">for </text:span><text:span text:style-name="T11">the plugin installation. <text:s text:c="2"/></text:span><text:span text:style-name="T12">To “attach” the position of individuals to a certain grid you may need to run the script <text:s/>LINK_from15kya.sh <text:s/>(placed in the directory my_simulation) . (Scirpt LINK_from15kay.sh <text:s/>requires the python program that actually performs the “attachment” LinkSGCqdf.py and is also saved in the directory my_simulation). </text:span></text:p>
      <text:p text:style-name="P22"><text:span text:style-name="T12">N</text:span><text:span text:style-name="T11">ow, you can open an .qdf file (so </text:span><text:span text:style-name="T16">that </text:span><text:span text:style-name="T11">the file appears in the active source window of VisIT). To visualize, for example, altitude, click the Add button, select Pseudocolor, and then select Altitude. No</text:span><text:span text:style-name="T16">w</text:span><text:span text:style-name="T11">, click the Draw button. To change the color coding of the drown Altitude, double click at Pseudocol</text:span><text:span text:style-name="T14">o</text:span><text:span text:style-name="T11">r-Altitude and set limit</text:span><text:span text:style-name="T16">s</text:span><text:span text:style-name="T11"> (Min 0, Max 1). </text:span><text:span text:style-name="T14">Similarly, to plot the density of individuals, go to Add, Pseudocolor and then select <text:s/>AltMoverFK_Number. </text:span><text:span text:style-name="T11">No</text:span><text:span text:style-name="T16">w</text:span><text:span text:style-name="T11">, click the Draw button. </text:span><text:span text:style-name="T14"><text:s/>To draw individuals, go to Add, selec Mesh and then AltMoverFK. <text:s text:c="3"/></text:span><text:span text:style-name="T11"><text:s text:c="5"/></text:span></text:p>
      <text:p text:style-name="P21"/>
      <text:p text:style-name="P20"/>
      <text:p text:style-name="P9"><text:span text:style-name="T7">5</text:span><text:span text:style-name="T6">. </text:span><text:span text:style-name="T9">Run QHG (simulations on the rectangular grid)</text:span></text:p>
      <text:p text:style-name="P10"/>
      <text:p text:style-name="Standard">Here is an example to perform simulations on the rectangular grid (executable SimTestOMPA is placed in the folder my_simulation) . In the simulation of Example 2, individuals can move only in one dimension, i.e., along the x axis. The corresponding QHG class is called <text:span text:style-name="T10">FK1DPop.</text:span></text:p>
      <text:p text:style-name="Standard"/>
      <text:p text:style-name="P16">- - - - - <text:s text:c="4"/>Example <text:span text:style-name="T42">2 </text:span>- - - <text:s/>- </text:p>
      <text:p text:style-name="P10"/>
      <text:p text:style-name="P12">./SimTestOMPA -n 1400 --grid=1000x100.qdf <text:s/>--pops=population_files/1d<text:span text:style-name="T42">im</text:span>.def:population_files/fkpp_K10.txt <text:s/>--events='write|pop:Dummy@10' --output-dir=example_1dimension_2neighbors</text:p>
      <text:p text:style-name="P9"/>
      <text:p text:style-name="P18"><text:s/>- - - - - - - - - - - - - - - - - - - – - -</text:p>
      <text:p text:style-name="P9"/>
      <text:p text:style-name="P9">-n 1400 <text:s/><text:span text:style-name="T4"><text:s/>-n stets the number of the time step in the simulation. Here, the simulations lasts 1400 time steps. </text:span></text:p>
      <text:p text:style-name="P9"/>
      <text:p text:style-name="P9">--grid=1000x100.qdf</text:p>
      <text:p text:style-name="P9">The map used for the simulation is included in the file 1000x100.qdf . It is a 1000 (x coordinate, here called longitude) by 100 (y coordinate, here called latitude) rectangular grid. <text:s/></text:p>
      <text:p text:style-name="Standard"><text:span text:style-name="T10">The 1000x100.qdf file contains</text:span>:</text:p>
      <text:list xml:id="list193951394917702" text:continue-numbering="true" text:style-name="L1">
        <text:list-item>
          <text:p text:style-name="P35">Grid information , i.e., IDs of the cells and the IDs of the cells neighbors</text:p>
        </text:list-item>
        <text:list-item>
          <text:p text:style-name="P35">Geography <text:s/>(is not important for the simulation presented in Example 2)</text:p>
        </text:list-item>
        <text:list-item>
          <text:p text:style-name="P36">Population data (empty, is not important for the simulation presented in Example 2)</text:p>
        </text:list-item>
      </text:list>
      <text:p text:style-name="P9"/>
      <text:p text:style-name="P12">--pops=population_files/1dim.def:population_files/fkpp_K10.txt</text:p>
      <text:p text:style-name="P9"/>
      <text:p text:style-name="P9">The agent class, as well as the parameters of growth and movement are given in the 1dim.def file.</text:p>
      <text:p text:style-name="P9">The used agent class (FK1DPop) is written in the header of the file 1dim.def <text:span text:style-name="T4"><text:s/>. <text:s/>1 dim.def specifies individuals with following parameters:</text:span></text:p>
      <text:p text:style-name="P13"/>
      <text:p text:style-name="P13">RandMove1DProb = 0.4 <text:s/></text:p>
      <text:p text:style-name="P13"><text:s text:c="4"/>(here, RandMove1DProb corresponds to Pmove, i.e., Pmove = 0.4. Since we consider only 1 dimensional movements here, the resulting diffusion coefficient is D=Pmove*(1/2) = 0.2)</text:p>
      <text:p text:style-name="P13"/>
      <text:p text:style-name="P13">Verhulst_b0 = 0.1 <text:s text:c="4"/>(Verhultst_b0 corresponds to b0, i.e., b0 = 0.1)</text:p>
      <text:p text:style-name="P13"><text:soft-page-break/>Verhulst_d0 = 0.0 <text:s text:c="4"/>(Verhultst_d0 corresponds to d0, i.e., b0 = 0)</text:p>
      <text:p text:style-name="P13">Verhulst_theta = 0.01 <text:s text:c="2"/>(Verhultst_theta corresponds to theta, i.e., theta= 0.01)</text:p>
      <text:p text:style-name="P13">Verhulst_K = 10 <text:s text:c="3"/>(Verhultst_K corresponds to K, i.e., K = 0.1)</text:p>
      <text:p text:style-name="P13"/>
      <text:p text:style-name="P13">The class FK1DPop is not affected by the priority settings, i.e., PRIO RandMove1D<text:tab/>1 <text:s/>etc.</text:p>
      <text:p text:style-name="P9"/>
      <text:p text:style-name="P13"/>
      <text:p text:style-name="P9">Initial conditions of the simulation are given in fkpp_K10.txt</text:p>
      <text:p text:style-name="P9">After the header, </text:p>
      <text:p text:style-name="P9"/>
      <text:p text:style-name="P9"># lon lat: life id birth gender age</text:p>
      <text:p text:style-name="P9"/>
      <text:p text:style-name="P9">each line corresponds to data of one individual. <text:s/>Here, lon corresponds to the longitude, i.e., <text:span text:style-name="T42">the </text:span>position along the x axis, and lat corresponds <text:span text:style-name="T42">to the latitude, i.e., </text:span>the position along the y axis. At t=0, 10 cells (y=10,11, …, 20 ; x = 1) are filled. Each non empty cell contains 10 individuals. (There are 100 individuals in total.) As in Example 1, life is the flag which provides <text:span text:style-name="T36">the </text:span>information <text:span text:style-name="T36">whether</text:span> the individual is alive (1) or dead (0). id is the unique identification number of the individual. Further parameters (birth,gender, age) <text:s/>do not affect the simulations, however, some dummy values should be included in the file (otherwise qhd will not read it). </text:p>
      <text:p text:style-name="P9"/>
      <text:p text:style-name="P12">--events='write|pop:Dummy@10' </text:p>
      <text:p text:style-name="P12"/>
      <text:p text:style-name="Standard"><text:span text:style-name="T22">At every 10 simulations steps (@10) an output file that includes agents's data (pop) is written. The output file is in the .qdf (i.e., .hdf) format and can be opened with hdfview, for example. Here, again, every line in the file corresponds to an individual. </text:span><text:span text:style-name="T19"><text:s/></text:span><text:span text:style-name="T20">(</text:span><text:span text:style-name="T49">"Dummy" is the species name</text:span><text:span text:style-name="T50">)</text:span></text:p>
      <text:p text:style-name="P12"/>
      <text:p text:style-name="Standard">Here is another example of simulations on the rectangular grid (executable SimTestOMPA is placed in the folder my_simulation) . In the simulation of Example 3, individuals can move in 2 dimensions and each cell has 4 neighbors. The corresponding QHG class is called FKPop<text:span text:style-name="T10">.</text:span></text:p>
      <text:p text:style-name="P9"/>
      <text:p text:style-name="P17">- - - - - <text:s text:c="4"/>Example <text:span text:style-name="T43">3 </text:span>- - - <text:s/>- </text:p>
      <text:p text:style-name="P12"/>
      <text:p text:style-name="P12">./SimTestOMPA -n 1400 --grid=1000x100.qdf <text:s/>--pops=population_files/2dim.def:population_files/fkpp_K10.txt <text:s/>--events='write|pop:Dummy@10' –output-dir=example_2dimensions_4neighbors</text:p>
      <text:p text:style-name="P13"/>
      <text:p text:style-name="P14"><text:s/>- - - - - - - - - - - - - - - - - - - – - -</text:p>
      <text:p text:style-name="P13"/>
      <text:p text:style-name="P13">2dim.def specifies following parameters</text:p>
      <text:p text:style-name="P13"/>
      <text:p text:style-name="P13">RandMoveProb = 0.8</text:p>
      <text:p text:style-name="P13"/>
      <text:p text:style-name="P13">(here, RandMoveProb corresponds to Pmove, i.e., Pmove = 0.8. Since we consider <text:s/>2 dimensional movements and <text:span text:style-name="T44">each cell has </text:span>4 neighbors, the resulting diffusion coefficient is <text:s text:c="14"/>D=Pmove*(1/4) = 0.2)</text:p>
      <text:p text:style-name="P13"/>
      <text:p text:style-name="P13"><text:span text:style-name="T45">V</text:span>erhulst_b0 = 0.1 <text:s text:c="4"/>(Verhultst_b0 corresponds to b0, i.e., b0 = 0.1)</text:p>
      <text:p text:style-name="P13">Verhulst_d0 = 0.0 <text:s text:c="4"/>(Verhultst_d0 corresponds to d0, i.e., b0 = 0)</text:p>
      <text:p text:style-name="P13">Verhulst_theta = 0.01 <text:s text:c="2"/>(Verhultst_theta corresponds to theta, i.e., theta= 0.01)</text:p>
      <text:p text:style-name="P13">Verhulst_K = 10 <text:s text:c="3"/>(Verhultst_K corresponds to K, i.e., K = 0.1)</text:p>
      <text:p text:style-name="P13"><text:soft-page-break/></text:p>
      <text:p text:style-name="P13">The class FKPop is not affected by the priority settings, i.e., PRIO RandMove<text:tab/>1, <text:s/>etc.</text:p>
      <text:p text:style-name="P12"/>
      <text:p text:style-name="P10"><text:span text:style-name="T26">6. </text:span>Analysis of the simulations on the rectangular grid (Estimation of speed)</text:p>
      <text:p text:style-name="P9"/>
      <text:p text:style-name="P19">The script <text:s/>read_grid_qdf_write_mat_longitude_latitude.m and data used for the speed estimation are stored in the folder <text:s/>'matlab_scripts', subfolder 'analysis_grid_simulations' . <text:s/>To estimate speed, copy all these files into a folder with simulation results (.qdf files from example 2 or 3) and run read_grid_qdf_write_mat_longitude_latitude.m file. Note, that for a 2 dimensional simulations, all cells along the y -Axis should be filed and the parameter number_along_y in the .m file should be set to 100 to estimate the speed correctly. <text:s/>The script read_grid_qdf_write_mat_longitude_latitude.m read<text:span text:style-name="T52">s</text:span> .qdf files produced at different time points during the simulation. Then, it calculates the speed of the wave that propagates along the x-axis. The read_grid_qdf_write_mat_longitude_latitude.m script also saves the information about the position of individuals which is present in .qdf files <text:s/>into .mat files.</text:p>
      <text:p text:style-name="P9"><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style:num-format="1"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13:24:55.302182984</meta:creation-date>
    <dc:date>2016-12-15T19:39:49.626257030</dc:date>
    <meta:editing-duration>P2DT15H1M8S</meta:editing-duration>
    <meta:editing-cycles>125</meta:editing-cycles>
    <meta:generator>LibreOffice/4.2.8.2$Linux_X86_64 LibreOffice_project/420m0$Build-2</meta:generator>
    <meta:print-date>2016-12-15T13:16:20.862319170</meta:print-date>
    <meta:document-statistic meta:table-count="0" meta:image-count="0" meta:object-count="0" meta:page-count="7" meta:paragraph-count="134" meta:word-count="2387" meta:character-count="15639" meta:non-whitespace-character-count="13135"/>
  </office:meta>
</office:document-meta>
</file>